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Configurations2/" manifest:media-type="application/vnd.sun.xml.ui.configuration"/>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Heading_20_1">
      <style:paragraph-properties fo:break-before="page"/>
      <style:text-properties fo:language="es" fo:country="ES" officeooo:rsid="0025e4b1" officeooo:paragraph-rsid="0025e4b1" style:script-type="latin"/>
    </style:style>
    <style:style style:name="P58" style:family="paragraph" style:parent-style-name="Text_20_body">
      <style:text-properties fo:language="es" fo:country="ES" officeooo:rsid="003d493b" officeooo:paragraph-rsid="003d493b" style:script-type="latin"/>
    </style:style>
    <style:style style:name="P59" style:family="paragraph" style:parent-style-name="Text_20_body" style:list-style-name="L19">
      <style:paragraph-properties fo:line-height="100%"/>
      <style:text-properties fo:language="es" fo:country="ES" officeooo:rsid="003d493b" officeooo:paragraph-rsid="003d493b" style:script-type="latin"/>
    </style:style>
    <style:style style:name="P60" style:family="paragraph" style:parent-style-name="Text_20_body">
      <style:text-properties fo:language="es" fo:country="ES" officeooo:paragraph-rsid="0025e4b1" style:script-type="latin"/>
    </style:style>
    <style:style style:name="P61" style:family="paragraph" style:parent-style-name="Text_20_body">
      <style:text-properties fo:language="es" fo:country="ES" officeooo:rsid="0025e4b1" officeooo:paragraph-rsid="0025e4b1" style:script-type="latin"/>
    </style:style>
    <style:style style:name="P62" style:family="paragraph" style:parent-style-name="Text_20_body" style:list-style-name="L20">
      <style:text-properties fo:language="es" fo:country="ES" officeooo:rsid="0026fa54" officeooo:paragraph-rsid="0026fa54" style:script-type="latin"/>
    </style:style>
    <style:style style:name="P63" style:family="paragraph" style:parent-style-name="Text_20_body" style:list-style-name="L20">
      <style:paragraph-properties fo:line-height="100%"/>
      <style:text-properties fo:language="es" fo:country="ES" officeooo:rsid="0026fa54" officeooo:paragraph-rsid="0026fa54" style:script-type="latin"/>
    </style:style>
    <style:style style:name="P64" style:family="paragraph" style:parent-style-name="Text_20_body" style:list-style-name="L20">
      <style:paragraph-properties fo:line-height="115%"/>
      <style:text-properties fo:language="es" fo:country="ES" officeooo:rsid="0026fa54" officeooo:paragraph-rsid="0026fa54" style:script-type="latin"/>
    </style:style>
    <style:style style:name="P65" style:family="paragraph" style:parent-style-name="Text_20_body" style:list-style-name="L20">
      <style:paragraph-properties fo:line-height="100%"/>
      <style:text-properties fo:language="es" fo:country="ES" officeooo:rsid="0028094c" officeooo:paragraph-rsid="0028094c" style:script-type="latin"/>
    </style:style>
    <style:style style:name="P66" style:family="paragraph" style:parent-style-name="Text_20_body" style:list-style-name="L20">
      <style:text-properties fo:language="es" fo:country="ES" officeooo:rsid="0028094c" officeooo:paragraph-rsid="0028094c" style:script-type="latin"/>
    </style:style>
    <style:style style:name="P67" style:family="paragraph" style:parent-style-name="Text_20_body">
      <style:text-properties fo:language="es" fo:country="ES" officeooo:rsid="0028094c" officeooo:paragraph-rsid="0028094c" style:script-type="latin"/>
    </style:style>
    <style:style style:name="P68" style:family="paragraph" style:parent-style-name="Heading_20_1">
      <style:paragraph-properties fo:break-before="page"/>
      <style:text-properties fo:language="es" fo:country="ES" officeooo:rsid="0028094c" officeooo:paragraph-rsid="0028094c" style:script-type="latin"/>
    </style:style>
    <style:style style:name="P69" style:family="paragraph" style:parent-style-name="Text_20_body">
      <style:text-properties fo:language="es" fo:country="ES" officeooo:rsid="00233f12" officeooo:paragraph-rsid="0028094c" style:script-type="latin"/>
    </style:style>
    <style:style style:name="P70" style:family="paragraph" style:parent-style-name="Text_20_body" style:list-style-name="L18">
      <style:paragraph-properties fo:line-height="100%"/>
      <style:text-properties fo:language="es" fo:country="ES" officeooo:rsid="00233f12" officeooo:paragraph-rsid="0028094c" style:script-type="latin"/>
    </style:style>
    <style:style style:name="P71" style:family="paragraph" style:parent-style-name="Text_20_body" style:list-style-name="L18">
      <style:paragraph-properties fo:line-height="100%"/>
      <style:text-properties fo:language="es" fo:country="ES" officeooo:rsid="0028a836" officeooo:paragraph-rsid="0028a836" style:script-type="latin"/>
    </style:style>
    <style:style style:name="P72" style:family="paragraph" style:parent-style-name="Text_20_body" style:list-style-name="L18">
      <style:paragraph-properties fo:line-height="200%"/>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a836" style:script-type="latin"/>
    </style:style>
    <style:style style:name="P74" style:family="paragraph" style:parent-style-name="Text_20_body" style:list-style-name="L18">
      <style:paragraph-properties fo:line-height="200%"/>
      <style:text-properties fo:language="es" fo:country="ES" officeooo:rsid="00233f12" officeooo:paragraph-rsid="0028a836" style:script-type="latin"/>
    </style:style>
    <style:style style:name="P75" style:family="paragraph" style:parent-style-name="Text_20_body" style:list-style-name="L18">
      <style:paragraph-properties fo:line-height="115%"/>
      <style:text-properties fo:language="es" fo:country="ES" officeooo:rsid="00233f12" officeooo:paragraph-rsid="0028a836" style:script-type="latin"/>
    </style:style>
    <style:style style:name="P76" style:family="paragraph" style:parent-style-name="Text_20_body">
      <style:text-properties fo:language="es" fo:country="ES" officeooo:rsid="0028a836" officeooo:paragraph-rsid="0028a836" style:script-type="latin"/>
    </style:style>
    <style:style style:name="P77" style:family="paragraph" style:parent-style-name="Text_20_body" style:list-style-name="L18">
      <style:paragraph-properties fo:line-height="100%"/>
      <style:text-properties fo:language="es" fo:country="ES" officeooo:rsid="002a6159" officeooo:paragraph-rsid="002a6159" style:script-type="latin"/>
    </style:style>
    <style:style style:name="P78" style:family="paragraph" style:parent-style-name="Text_20_body" style:list-style-name="L18">
      <style:paragraph-properties fo:line-height="200%"/>
      <style:text-properties fo:language="es" fo:country="ES" officeooo:rsid="002a6159" officeooo:paragraph-rsid="002a6159" style:script-type="latin"/>
    </style:style>
    <style:style style:name="P79" style:family="paragraph" style:parent-style-name="Heading_20_1">
      <style:paragraph-properties fo:break-before="page"/>
      <style:text-properties fo:language="es" fo:country="ES" officeooo:rsid="002bcb83" officeooo:paragraph-rsid="002bcb83" style:script-type="latin"/>
    </style:style>
    <style:style style:name="P80" style:family="paragraph" style:parent-style-name="Text_20_body">
      <style:text-properties fo:language="es" fo:country="ES" officeooo:rsid="002bcb83" officeooo:paragraph-rsid="002bcb83" style:script-type="latin"/>
    </style:style>
    <style:style style:name="P81" style:family="paragraph" style:parent-style-name="Text_20_body" style:list-style-name="L18">
      <style:paragraph-properties fo:line-height="100%"/>
      <style:text-properties fo:language="es" fo:country="ES" officeooo:rsid="00233f12" officeooo:paragraph-rsid="002bcb83" style:script-type="latin"/>
    </style:style>
    <style:style style:name="P82" style:family="paragraph" style:parent-style-name="Text_20_body" style:list-style-name="L18">
      <style:paragraph-properties fo:line-height="200%"/>
      <style:text-properties fo:language="es" fo:country="ES" officeooo:rsid="00233f12" officeooo:paragraph-rsid="002bcb83" style:script-type="latin"/>
    </style:style>
    <style:style style:name="P83" style:family="paragraph" style:parent-style-name="Text_20_body" style:list-style-name="L18">
      <style:paragraph-properties fo:line-height="115%"/>
      <style:text-properties fo:language="es" fo:country="ES" officeooo:rsid="00233f12" officeooo:paragraph-rsid="002bcb83" style:script-type="latin"/>
    </style:style>
    <style:style style:name="P84" style:family="paragraph" style:parent-style-name="Heading_20_1">
      <style:text-properties fo:language="es" fo:country="ES" officeooo:rsid="002bcb83" officeooo:paragraph-rsid="002d1b46" style:script-type="latin"/>
    </style:style>
    <style:style style:name="P85" style:family="paragraph" style:parent-style-name="Text_20_body">
      <style:text-properties fo:language="es" fo:country="ES" officeooo:rsid="002d1b46" officeooo:paragraph-rsid="002d1b46" style:script-type="latin"/>
    </style:style>
    <style:style style:name="P86" style:family="paragraph" style:parent-style-name="Text_20_body" style:list-style-name="L18">
      <style:paragraph-properties fo:line-height="100%"/>
      <style:text-properties fo:language="es" fo:country="ES" officeooo:rsid="00233f12" officeooo:paragraph-rsid="002d1b46" style:script-type="latin"/>
    </style:style>
    <style:style style:name="P87" style:family="paragraph" style:parent-style-name="Text_20_body" style:list-style-name="L18">
      <style:paragraph-properties fo:line-height="200%"/>
      <style:text-properties fo:language="es" fo:country="ES" officeooo:rsid="00233f12" officeooo:paragraph-rsid="002d1b46" style:script-type="latin"/>
    </style:style>
    <style:style style:name="P88" style:family="paragraph" style:parent-style-name="Text_20_body" style:list-style-name="L18">
      <style:paragraph-properties fo:line-height="100%"/>
      <style:text-properties fo:language="es" fo:country="ES" officeooo:rsid="002d1b46" officeooo:paragraph-rsid="002d1b46" style:script-type="latin"/>
    </style:style>
    <style:style style:name="P89" style:family="paragraph" style:parent-style-name="Text_20_body" style:list-style-name="L18">
      <style:paragraph-properties fo:line-height="200%"/>
      <style:text-properties fo:language="es" fo:country="ES" officeooo:rsid="002d1b46" officeooo:paragraph-rsid="002d1b46" style:script-type="latin"/>
    </style:style>
    <style:style style:name="P90" style:family="paragraph" style:parent-style-name="Text_20_body" style:list-style-name="L18">
      <style:paragraph-properties fo:line-height="115%"/>
      <style:text-properties fo:language="es" fo:country="ES" officeooo:rsid="002d1b46" officeooo:paragraph-rsid="002d1b46" style:script-type="latin"/>
    </style:style>
    <style:style style:name="P91" style:family="paragraph" style:parent-style-name="Heading_20_1">
      <style:text-properties fo:language="es" fo:country="ES" officeooo:rsid="002d1b46" officeooo:paragraph-rsid="002d1b46" style:script-type="latin"/>
    </style:style>
    <style:style style:name="P92" style:family="paragraph" style:parent-style-name="Text_20_body">
      <style:text-properties officeooo:rsid="002d1b46" officeooo:paragraph-rsid="002e0dc6"/>
    </style:style>
    <style:style style:name="P93" style:family="paragraph" style:parent-style-name="Heading_20_1">
      <style:paragraph-properties fo:break-before="page"/>
      <style:text-properties fo:language="es" fo:country="ES" officeooo:paragraph-rsid="002e1891" style:script-type="latin"/>
    </style:style>
    <style:style style:name="P94" style:family="paragraph" style:parent-style-name="Text_20_body">
      <style:text-properties fo:language="es" fo:country="ES" officeooo:paragraph-rsid="002e1891" style:script-type="latin"/>
    </style:style>
    <style:style style:name="P95" style:family="paragraph" style:parent-style-name="Text_20_body">
      <style:text-properties fo:language="es" fo:country="ES" officeooo:rsid="002e1891" officeooo:paragraph-rsid="002e1891" style:script-type="latin"/>
    </style:style>
    <style:style style:name="P96" style:family="paragraph" style:parent-style-name="Title">
      <style:paragraph-properties fo:break-before="page"/>
      <style:text-properties fo:language="es" fo:country="ES" officeooo:rsid="003230a8" officeooo:paragraph-rsid="003230a8" style:script-type="latin"/>
    </style:style>
    <style:style style:name="P97" style:family="paragraph" style:parent-style-name="Heading_20_1">
      <style:text-properties fo:language="es" fo:country="ES" officeooo:rsid="003230a8" officeooo:paragraph-rsid="003230a8" style:script-type="latin"/>
    </style:style>
    <style:style style:name="P98" style:family="paragraph" style:parent-style-name="Text_20_body">
      <style:text-properties fo:language="es" fo:country="ES" officeooo:rsid="00337ffa" officeooo:paragraph-rsid="00337ffa" style:script-type="latin"/>
    </style:style>
    <style:style style:name="P99" style:family="paragraph" style:parent-style-name="Text_20_body">
      <style:text-properties fo:language="es" fo:country="ES" officeooo:rsid="003e4408" officeooo:paragraph-rsid="003e4408" style:script-type="latin"/>
    </style:style>
    <style:style style:name="P100" style:family="paragraph" style:parent-style-name="Text_20_body" style:list-style-name="L18">
      <style:paragraph-properties fo:line-height="100%"/>
      <style:text-properties fo:language="es" fo:country="ES" officeooo:rsid="00233f12" officeooo:paragraph-rsid="003e4408" style:script-type="latin"/>
    </style:style>
    <style:style style:name="P101" style:family="paragraph" style:parent-style-name="Text_20_body" style:list-style-name="L18">
      <style:paragraph-properties fo:line-height="200%"/>
      <style:text-properties fo:language="es" fo:country="ES" officeooo:rsid="00233f12" officeooo:paragraph-rsid="003e4408" style:script-type="latin"/>
    </style:style>
    <style:style style:name="P102" style:family="paragraph" style:parent-style-name="Text_20_body">
      <style:text-properties fo:language="es" fo:country="ES" officeooo:rsid="004012c2" officeooo:paragraph-rsid="004012c2" style:script-type="latin"/>
    </style:style>
    <style:style style:name="P103" style:family="paragraph" style:parent-style-name="Text_20_body">
      <style:text-properties fo:language="es" fo:country="ES" officeooo:rsid="0033f3f6" officeooo:paragraph-rsid="0033f3f6" style:script-type="latin"/>
    </style:style>
    <style:style style:name="P104" style:family="paragraph" style:parent-style-name="Text_20_body" style:list-style-name="L21">
      <style:paragraph-properties fo:line-height="100%"/>
      <style:text-properties fo:language="es" fo:country="ES" officeooo:rsid="0033f3f6" officeooo:paragraph-rsid="0033f3f6" style:script-type="latin"/>
    </style:style>
    <style:style style:name="P105" style:family="paragraph" style:parent-style-name="Text_20_body" style:list-style-name="L21">
      <style:paragraph-properties fo:line-height="200%"/>
      <style:text-properties fo:language="es" fo:country="ES" officeooo:rsid="0033f3f6" officeooo:paragraph-rsid="0033f3f6" style:script-type="latin"/>
    </style:style>
    <style:style style:name="P106" style:family="paragraph" style:parent-style-name="Text_20_body" style:list-style-name="L21">
      <style:paragraph-properties fo:line-height="100%"/>
      <style:text-properties fo:language="es" fo:country="ES" officeooo:rsid="0034b35c" officeooo:paragraph-rsid="0034b35c" style:script-type="latin"/>
    </style:style>
    <style:style style:name="P107" style:family="paragraph" style:parent-style-name="Text_20_body" style:list-style-name="L18">
      <style:paragraph-properties fo:line-height="100%"/>
      <style:text-properties fo:language="es" fo:country="ES" officeooo:rsid="00233f12" officeooo:paragraph-rsid="004012c2" style:script-type="latin"/>
    </style:style>
    <style:style style:name="P108" style:family="paragraph" style:parent-style-name="Text_20_body" style:list-style-name="L18">
      <style:paragraph-properties fo:line-height="200%"/>
      <style:text-properties fo:language="es" fo:country="ES" officeooo:rsid="00233f12" officeooo:paragraph-rsid="004012c2" style:script-type="latin"/>
    </style:style>
    <style:style style:name="P109" style:family="paragraph" style:parent-style-name="Text_20_body" style:list-style-name="L18">
      <style:paragraph-properties fo:line-height="100%"/>
      <style:text-properties fo:language="es" fo:country="ES" officeooo:rsid="004012c2" officeooo:paragraph-rsid="004012c2" style:script-type="latin"/>
    </style:style>
    <style:style style:name="P110" style:family="paragraph" style:parent-style-name="Text_20_body" style:list-style-name="L18">
      <style:paragraph-properties fo:line-height="200%"/>
      <style:text-properties fo:language="es" fo:country="ES" officeooo:rsid="004012c2" officeooo:paragraph-rsid="004012c2" style:script-type="latin"/>
    </style:style>
    <style:style style:name="P111" style:family="paragraph" style:parent-style-name="Text_20_body" style:list-style-name="L18">
      <style:paragraph-properties fo:line-height="100%"/>
      <style:text-properties fo:language="es" fo:country="ES" officeooo:rsid="004012c2" officeooo:paragraph-rsid="00403e1f" style:script-type="latin"/>
    </style:style>
    <style:style style:name="P112" style:family="paragraph" style:parent-style-name="Text_20_body">
      <style:text-properties fo:language="es" fo:country="ES" officeooo:rsid="0034b35c" officeooo:paragraph-rsid="0034b35c" style:script-type="latin"/>
    </style:style>
    <style:style style:name="P113" style:family="paragraph" style:parent-style-name="Text_20_body">
      <style:text-properties fo:language="es" fo:country="ES" officeooo:rsid="003eefed" officeooo:paragraph-rsid="003eefed" style:script-type="latin"/>
    </style:style>
    <style:style style:name="P114" style:family="paragraph" style:parent-style-name="Text_20_body">
      <style:text-properties fo:language="es" fo:country="ES" officeooo:rsid="003e4408" officeooo:paragraph-rsid="003eefed" style:script-type="latin"/>
    </style:style>
    <style:style style:name="P115" style:family="paragraph" style:parent-style-name="Text_20_body" style:list-style-name="L18">
      <style:paragraph-properties fo:line-height="100%"/>
      <style:text-properties fo:language="es" fo:country="ES" officeooo:rsid="00233f12" officeooo:paragraph-rsid="003eefed" style:script-type="latin"/>
    </style:style>
    <style:style style:name="P116" style:family="paragraph" style:parent-style-name="Text_20_body" style:list-style-name="L18">
      <style:paragraph-properties fo:line-height="200%"/>
      <style:text-properties fo:language="es" fo:country="ES" officeooo:rsid="00233f12" officeooo:paragraph-rsid="003eefed" style:script-type="latin"/>
    </style:style>
    <style:style style:name="P117" style:family="paragraph" style:parent-style-name="Text_20_body" style:list-style-name="L18">
      <style:paragraph-properties fo:line-height="100%"/>
      <style:text-properties fo:language="es" fo:country="ES" officeooo:rsid="00233f12" officeooo:paragraph-rsid="00403e1f" style:script-type="latin"/>
    </style:style>
    <style:style style:name="P118" style:family="paragraph" style:parent-style-name="Text_20_body" style:list-style-name="L18">
      <style:paragraph-properties fo:line-height="200%"/>
      <style:text-properties fo:language="es" fo:country="ES" officeooo:rsid="00233f12" officeooo:paragraph-rsid="00403e1f" style:script-type="latin"/>
    </style:style>
    <style:style style:name="P119" style:family="paragraph" style:parent-style-name="Heading_20_1">
      <style:text-properties fo:language="es" fo:country="ES" officeooo:rsid="003230a8" officeooo:paragraph-rsid="0032e0f1" style:script-type="latin"/>
    </style:style>
    <style:style style:name="P120" style:family="paragraph" style:parent-style-name="Text_20_body" style:list-style-name="L22">
      <style:paragraph-properties fo:line-height="100%"/>
      <style:text-properties fo:language="es" fo:country="ES" officeooo:rsid="0034b35c" officeooo:paragraph-rsid="0034b35c" style:script-type="latin"/>
    </style:style>
    <style:style style:name="P121" style:family="paragraph" style:parent-style-name="Text_20_body">
      <style:paragraph-properties fo:line-height="100%"/>
      <style:text-properties fo:language="es" fo:country="ES" officeooo:rsid="0034b35c" officeooo:paragraph-rsid="0034b35c" style:script-type="latin"/>
    </style:style>
    <style:style style:name="P122" style:family="paragraph" style:parent-style-name="Text_20_body" style:list-style-name="L22">
      <style:text-properties fo:language="es" fo:country="ES" officeooo:rsid="0034b35c" officeooo:paragraph-rsid="0034b35c" style:script-type="latin"/>
    </style:style>
    <style:style style:name="P123" style:family="paragraph" style:parent-style-name="Text_20_body">
      <style:text-properties fo:language="es" fo:country="ES" officeooo:rsid="00352666" officeooo:paragraph-rsid="00352666" style:script-type="latin"/>
    </style:style>
    <style:style style:name="P124" style:family="paragraph" style:parent-style-name="Heading_20_1">
      <style:text-properties fo:language="es" fo:country="ES" officeooo:rsid="003230a8" officeooo:paragraph-rsid="00337ffa" style:script-type="latin"/>
    </style:style>
    <style:style style:name="P125" style:family="paragraph" style:parent-style-name="Text_20_body">
      <style:text-properties officeooo:rsid="002d1b46" officeooo:paragraph-rsid="00352666"/>
    </style:style>
    <style:style style:name="P126" style:family="paragraph" style:parent-style-name="Heading_20_1">
      <style:paragraph-properties fo:break-before="page"/>
      <style:text-properties fo:language="es" fo:country="ES" officeooo:paragraph-rsid="0037543d" style:script-type="latin"/>
    </style:style>
    <style:style style:name="P127" style:family="paragraph" style:parent-style-name="Text_20_body">
      <style:text-properties fo:language="es" fo:country="ES" officeooo:rsid="0037543d" officeooo:paragraph-rsid="0037543d" style:script-type="latin"/>
    </style:style>
    <style:style style:name="P128" style:family="paragraph" style:parent-style-name="Text_20_body" style:list-style-name="L23">
      <style:paragraph-properties fo:line-height="100%"/>
      <style:text-properties fo:language="es" fo:country="ES" officeooo:rsid="0037f4cc" officeooo:paragraph-rsid="0037f4cc" style:script-type="latin"/>
    </style:style>
    <style:style style:name="P129" style:family="paragraph" style:parent-style-name="Text_20_body" style:list-style-name="L23">
      <style:paragraph-properties fo:line-height="200%"/>
      <style:text-properties fo:language="es" fo:country="ES" officeooo:rsid="0037f4cc" officeooo:paragraph-rsid="0037f4cc" style:script-type="latin"/>
    </style:style>
    <style:style style:name="P130" style:family="paragraph" style:parent-style-name="Text_20_body" style:list-style-name="L24">
      <style:paragraph-properties fo:line-height="100%"/>
      <style:text-properties fo:language="es" fo:country="ES" officeooo:rsid="0037543d" officeooo:paragraph-rsid="0037543d" style:script-type="latin"/>
    </style:style>
    <style:style style:name="P131" style:family="paragraph" style:parent-style-name="Text_20_body" style:list-style-name="L24">
      <style:paragraph-properties fo:line-height="200%"/>
      <style:text-properties fo:language="es" fo:country="ES" officeooo:rsid="0037543d" officeooo:paragraph-rsid="0037543d" style:script-type="latin"/>
    </style:style>
    <style:style style:name="P132" style:family="paragraph" style:parent-style-name="Text_20_body" style:list-style-name="L24">
      <style:text-properties fo:language="es" fo:country="ES" officeooo:rsid="0037543d" officeooo:paragraph-rsid="0037543d" style:script-type="latin"/>
    </style:style>
    <style:style style:name="P133"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fo:language="es" fo:country="ES" style:script-type="latin"/>
    </style:style>
    <style:style style:name="T19" style:family="text">
      <style:text-properties officeooo:rsid="002e0dc6"/>
    </style:style>
    <style:style style:name="T20" style:family="text">
      <style:text-properties officeooo:rsid="002e1891"/>
    </style:style>
    <style:style style:name="T21" style:family="text">
      <style:text-properties officeooo:rsid="003e4408"/>
    </style:style>
    <style:style style:name="T22" style:family="text">
      <style:text-properties officeooo:rsid="004012c2"/>
    </style:style>
    <style:style style:name="T23" style:family="text">
      <style:text-properties officeooo:rsid="0034b35c"/>
    </style:style>
    <style:style style:name="T24" style:family="text">
      <style:text-properties officeooo:rsid="00403e1f"/>
    </style:style>
    <style:style style:name="T25" style:family="text">
      <style:text-properties officeooo:rsid="0032e0f1"/>
    </style:style>
    <style:style style:name="T26" style:family="text">
      <style:text-properties officeooo:rsid="00352666"/>
    </style:style>
    <style:style style:name="T27" style:family="text">
      <style:text-properties officeooo:rsid="00337ffa"/>
    </style:style>
    <style:style style:name="T28" style:family="text">
      <style:text-properties officeooo:rsid="003230a8"/>
    </style:style>
    <style:style style:name="T29"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575776348" text:style-name="L18">
        <text:list-item>
          <text:p text:style-name="P54">Ruta: src/ui/modules/PeopleUI.java</text:p>
        </text:list-item>
        <text:list-item>
          <text:p text:style-name="P55">Lineas: 9-10, <text:span text:style-name="T11">no corresponden setters ni getters</text:span></text:p>
        </text:list-item>
        <text:list-item>
          <text:p text:style-name="P54">Ruta: src/ui/modules/CalendarUI.java</text:p>
        </text:list-item>
        <text:list-item>
          <text:p text:style-name="P56">Lineas: 19-25, <text:span text:style-name="T11">no corresponden setters ni getters</text:span></text:p>
        </text:list-item>
        <text:list-item>
          <text:p text:style-name="P54">Ruta: src/modules/calendar/Calendar.java</text:p>
        </text:list-item>
        <text:list-item>
          <text:p text:style-name="P55">Lineas: 9, <text:span text:style-name="T11">16-8, </text:span><text:span text:style-name="T12">38-59</text:span></text:p>
        </text:list-item>
        <text:list-item>
          <text:p text:style-name="P54">Ruta: src/modules/calendar/Event.java</text:p>
        </text:list-item>
        <text:list-item>
          <text:p text:style-name="P55">Lineas: 14-24, <text:span text:style-name="T11">3</text:span><text:span text:style-name="T12">7</text:span><text:span text:style-name="T11">-15</text:span><text:span text:style-name="T12">6, <text:s/>178-197</text:span></text:p>
        </text:list-item>
        <text:list-item>
          <text:p text:style-name="P54">Ruta: src/modules/people/People.java</text:p>
        </text:list-item>
        <text:list-item>
          <text:p text:style-name="P55">Lineas: <text:span text:style-name="T11">7, </text:span><text:span text:style-name="T12">13-28</text:span></text:p>
        </text:list-item>
        <text:list-item>
          <text:p text:style-name="P54">Ruta: <text:span text:style-name="T11">src/modules/people/Person.java</text:span></text:p>
        </text:list-item>
        <text:list-item>
          <text:p text:style-name="P55">Lineas: <text:span text:style-name="T11">3-7, 18-73</text:span></text:p>
        </text:list-item>
        <text:list-item>
          <text:p text:style-name="P54">Ruta: <text:span text:style-name="T4">src/</text:span><text:span text:style-name="T11">config/Config.java</text:span></text:p>
        </text:list-item>
        <text:list-item>
          <text:p text:style-name="P55">Lineas: <text:span text:style-name="T11">10-12, </text:span><text:span text:style-name="T13">14-36</text:span></text:p>
        </text:list-item>
        <text:list-item>
          <text:p text:style-name="P54">Ruta: <text:span text:style-name="T4">src/</text:span><text:span text:style-name="T11">config/modules/CalendarConfig.java</text:span></text:p>
        </text:list-item>
        <text:list-item>
          <text:p text:style-name="P55">Lineas: <text:span text:style-name="T11">4-5, </text:span><text:span text:style-name="T13">8-38</text:span></text:p>
        </text:list-item>
      </text:list>
      <text:h text:style-name="P57" text:outline-level="1">SIA1.4 Deben Incluir Datos Iniciales Dentro Del Código</text:h>
      <text:p text:style-name="P58">Esto se logra en:</text:p>
      <text:list text:style-name="L19">
        <text:list-item>
          <text:p text:style-name="P59">Ruta: src/Main.java</text:p>
        </text:list-item>
        <text:list-item>
          <text:p text:style-name="P59">Lineas: 15-56</text:p>
        </text:list-item>
      </text:list>
      <text:h text:style-name="P57" text:outline-level="1" text:is-list-header="true">SIA1.5 Diseño Conceptual y Codificación de 2 Colecciones de Objetos. <text:span text:style-name="T14">En la Segunda Colección Anidada</text:span></text:h>
      <text:p text:style-name="P60"><draw:frame draw:style-name="fr2" draw:name="Image6" text:anchor-type="char" svg:width="6.9252in" svg:height="4.1598in" draw:z-index="6"><draw:image xlink:href="Pictures/1000000100000F0000000903AB2B96DC.png" xlink:type="simple" xlink:show="embed" xlink:actuate="onLoad" draw:mime-type="image/png"/></draw:frame></text:p>
      <text:p text:style-name="P61">Esto se logra <text:span text:style-name="T12">combinando las siguientes clases: Calendar, Event, Person. Se procede a explicitar este flujo:</text:span></text:p>
      <text:list text:style-name="L20">
        <text:list-item>
          <text:p text:style-name="P62">Calendar contiene un campo List&lt;Event&gt; para gestionar los eventos con un ArrayList.</text:p>
          <text:p text:style-name="P63">Ruta: <text:span text:style-name="T15">src/modules/calendar/Calendar.java</text:span></text:p>
          <text:p text:style-name="P64">Lineas: <text:span text:style-name="T15">9, 12-18</text:span></text:p>
        </text:list-item>
        <text:list-item>
          <text:p text:style-name="P62">Event contiene un campo Map&lt;String, Person&gt; para gestionar sus participantes con un HashMap.</text:p>
          <text:p text:style-name="P65">Ruta: src/modules/calendar/Event.java</text:p>
          <text:p text:style-name="P66">Lineas: 21, 196</text:p>
        </text:list-item>
      </text:list>
      <text:p text:style-name="P67"/>
      <text:list text:continue-numbering="true" text:style-name="L20">
        <text:list-item>
          <text:p text:style-name="P66"><text:soft-page-break/>Person tan solo contiene campos String y un campo int.</text:p>
          <text:p text:style-name="P65">Ruta: src/modules/people/Person.java</text:p>
          <text:p text:style-name="P66">Lineas: 4-7</text:p>
        </text:list-item>
      </text:list>
      <text:h text:style-name="P68" text:outline-level="1" text:is-list-header="true">SIA1.6 Diseño Conceptual y Codificación de 2 Clases Que Usen Sobrecarga de Métodos</text:h>
      <text:p text:style-name="P69">Esto se logra en:</text:p>
      <text:list xml:id="list195431499527300" text:continue-list="list575776348" text:style-name="L18">
        <text:list-item>
          <text:p text:style-name="P70">Ruta: <text:span text:style-name="T4">src/ui/modules/PeopleUI.java</text:span></text:p>
        </text:list-item>
        <text:list-item>
          <text:p text:style-name="P71">Motivo: Poder modificar una persona conociendola de antemano o no.</text:p>
        </text:list-item>
        <text:list-item>
          <text:p text:style-name="P72">Lineas: <text:span text:style-name="T4">105-120</text:span></text:p>
        </text:list-item>
        <text:list-item>
          <text:p text:style-name="P70">Ruta: <text:span text:style-name="T4">src/modules/Peolpe/Person.java</text:span></text:p>
        </text:list-item>
        <text:list-item>
          <text:p text:style-name="P71">Motivo: Poder asignar valores por defecto a los campos.</text:p>
        </text:list-item>
        <text:list-item>
          <text:p text:style-name="P72">Lineas: <text:span text:style-name="T4">35-73</text:span></text:p>
        </text:list-item>
        <text:list-item>
          <text:p text:style-name="P73">Ruta: <text:span text:style-name="T4">src/modules/Calendar/Event.java</text:span></text:p>
        </text:list-item>
        <text:list-item>
          <text:p text:style-name="P71">Motivo: Poder asignar valores por defecto a los campos.</text:p>
        </text:list-item>
        <text:list-item>
          <text:p text:style-name="P74">Lineas: <text:span text:style-name="T4">120-156</text:span></text:p>
        </text:list-item>
        <text:list-item>
          <text:p text:style-name="P73">Ruta: <text:span text:style-name="T4">src/config/modules/CalendarConfig.java</text:span></text:p>
        </text:list-item>
        <text:list-item>
          <text:p text:style-name="P71">Motivo: Poder asignar valores por defecto a los campos.</text:p>
        </text:list-item>
        <text:list-item>
          <text:p text:style-name="P75">Lineas: <text:span text:style-name="T4">19-38</text:span></text:p>
        </text:list-item>
      </text:list>
      <text:h text:style-name="P6" text:outline-level="1">SIA1.<text:span text:style-name="T16">7</text:span> Diseño Conceptual y Codificación de <text:span text:style-name="T4">1 Clase Mapa</text:span></text:h>
      <text:p text:style-name="P76">Esto se logra en:</text:p>
      <text:list xml:id="list195430572657766" text:continue-numbering="true" text:style-name="L18">
        <text:list-item>
          <text:p text:style-name="P73">Ruta: <text:span text:style-name="T4">src/modules/people/People.java</text:span></text:p>
        </text:list-item>
        <text:list-item>
          <text:p text:style-name="P74">Lineas: <text:span text:style-name="T4">7</text:span></text:p>
        </text:list-item>
        <text:list-item>
          <text:p text:style-name="P77">Ruta: src/modules/calendar/Event.java</text:p>
        </text:list-item>
        <text:list-item>
          <text:p text:style-name="P78">Lineas: 21</text:p>
        </text:list-item>
      </text:list>
      <text:h text:style-name="P79" text:outline-level="1">SIA1.8 Incluir Menú Donde Se Incluyan funcionalidades de interacción (Inserción y Listar)</text:h>
      <text:p text:style-name="P80">Esto se logra en:</text:p>
      <text:list xml:id="list195430164143146" text:continue-numbering="true" text:style-name="L18">
        <text:list-item>
          <text:p text:style-name="P81"><text:span text:style-name="T17">Contexto</text:span>: <text:span text:style-name="T17">Agregar participantes de un evento</text:span></text:p>
        </text:list-item>
        <text:list-item>
          <text:p text:style-name="P81">Ruta: <text:span text:style-name="T4">src/modules/Calendar/Event.java</text:span></text:p>
        </text:list-item>
        <text:list-item>
          <text:p text:style-name="P82">Lineas: <text:span text:style-name="T16">444-457</text:span></text:p>
        </text:list-item>
        <text:list-item>
          <text:p text:style-name="P81"><text:span text:style-name="T17">Contexto</text:span>: <text:span text:style-name="T17">Mostrar participantes de un evento</text:span></text:p>
        </text:list-item>
        <text:list-item>
          <text:p text:style-name="P81">Ruta: <text:span text:style-name="T4">src/modules/Calendar/Event.java</text:span></text:p>
        </text:list-item>
        <text:list-item>
          <text:p text:style-name="P83">Lineas: <text:span text:style-name="T17">84, </text:span><text:span text:style-name="T16">117, 131, 257, 491</text:span></text:p>
        </text:list-item>
      </text:list>
      <text:h text:style-name="P84" text:outline-level="1" text:is-list-header="true"><text:span text:style-name="T16">S</text:span>IA1.<text:span text:style-name="T16">9</text:span> <text:span text:style-name="T16">Todas las Funcionalidades Deben ser Implementadas Mediante Consola</text:span></text:h>
      <text:p text:style-name="P85">Esto se logra en:</text:p>
      <text:list xml:id="list195431274897999" text:continue-numbering="true" text:style-name="L18">
        <text:list-item>
          <text:p text:style-name="P86"><text:span text:style-name="T17">Contexto</text:span>: <text:span text:style-name="T16">UI es la colección de interfaces del programa</text:span></text:p>
        </text:list-item>
        <text:list-item>
          <text:p text:style-name="P87">Ruta: <text:span text:style-name="T4">src/</text:span><text:span text:style-name="T16">ui/UI.java</text:span></text:p>
        </text:list-item>
        <text:list-item>
          <text:p text:style-name="P88">Contexto: CalendarUI es la interfaz para el manejo del calendario</text:p>
        </text:list-item>
        <text:list-item>
          <text:p text:style-name="P89">Ruta: src/ui/modules/CalendarUI.java</text:p>
        </text:list-item>
        <text:list-item>
          <text:p text:style-name="P88">Contexto: PeopleUI es la interfaz para para el manejo de personas</text:p>
        </text:list-item>
        <text:list-item>
          <text:p text:style-name="P90">Ruta: src/ui/modules/PeopleUI.java</text:p>
        </text:list-item>
      </text:list>
      <text:h text:style-name="P91" text:outline-level="1">SIA1.10 Utilización de GitHub</text:h>
      <text:p text:style-name="P92"><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93" text:outline-level="1"><text:span text:style-name="T19">Coevaluación </text:span><text:span text:style-name="T20">Avance</text:span></text:h>
      <text:p text:style-name="P94"/>
      <text:p text:style-name="P94"><draw:frame draw:style-name="fr3"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5"><draw:frame draw:style-name="fr4" draw:name="Image3" text:anchor-type="char" svg:x="5.3453in" svg:y="0.028in" svg:width="1.0957in" svg:height="1.6252in" draw:z-index="2"><draw:image xlink:href="Pictures/1000000100000145000001E2611D125B.png" xlink:type="simple" xlink:show="embed" xlink:actuate="onLoad" draw:mime-type="image/png"/></draw:frame></text:p>
      <text:p text:style-name="P95"><draw:frame draw:style-name="fr4" draw:name="Image4" text:anchor-type="char" svg:x="2.4634in" svg:y="0.0382in" svg:width="2.1028in" svg:height="1.3047in" draw:z-index="3"><draw:image xlink:href="Pictures/100000010000020700000142823705C3.png" xlink:type="simple" xlink:show="embed" xlink:actuate="onLoad" draw:mime-type="image/png"/></draw:frame></text:p>
      <text:p text:style-name="P95"><draw:frame draw:style-name="fr4" draw:name="Image2" text:anchor-type="char" svg:x="-0.0638in" svg:y="0.0854in" svg:width="2.1307in" svg:height="0.798in" draw:z-index="1"><draw:image xlink:href="Pictures/10000001000001D6000000B0719DB8C5.png" xlink:type="simple" xlink:show="embed" xlink:actuate="onLoad" draw:mime-type="image/png"/></draw:frame></text:p>
      <text:p text:style-name="P95"/>
      <text:p text:style-name="P95">__________________________ <text:s text:c="10"/>__________________________ <text:s text:c="9"/>__________________________</text:p>
      <text:p text:style-name="P95"><text:s text:c="7"/>Agustín Guzmán <text:s text:c="30"/>Nicolás Leiva <text:s text:c="28"/>Felipe Márque<text:span text:style-name="T1">z</text:span></text:p>
      <text:p text:style-name="P96">FINAL</text:p>
      <text:h text:style-name="P97" text:outline-level="1">SIA2.1 Diseño de Diagrama UML</text:h>
      <text:p text:style-name="P98">No implementado</text:p>
      <text:h text:style-name="P6" text:outline-level="1">SIA2.2 Persistencia de Datos</text:h>
      <text:p text:style-name="P99">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99">Esto se logra en:</text:p>
      <text:list xml:id="list195429821286027" text:continue-numbering="true" text:style-name="L18">
        <text:list-item>
          <text:p text:style-name="P100"><text:span text:style-name="T17">Contexto</text:span>: <text:span text:style-name="T21">Clase abstracta, será heredada para implementar funcionalidades específicas.</text:span></text:p>
        </text:list-item>
        <text:list-item>
          <text:p text:style-name="P101">Ruta: <text:span text:style-name="T4">src/</text:span><text:span text:style-name="T21">disk/FileManager.java</text:span></text:p>
        </text:list-item>
        <text:list-item>
          <text:p text:style-name="P100"><text:span text:style-name="T17">Contexto</text:span>: <text:span text:style-name="T21">Guarda en un csv los archivos del calendario.</text:span></text:p>
        </text:list-item>
        <text:list-item>
          <text:p text:style-name="P101">Ruta: <text:span text:style-name="T4">src/</text:span><text:span text:style-name="T21">disk/</text:span><text:span text:style-name="T22">m</text:span><text:span text:style-name="T21">odules/CSVCalendar.java</text:span></text:p>
        </text:list-item>
        <text:list-item>
          <text:p text:style-name="P100"><text:span text:style-name="T17">Contexto</text:span>: <text:span text:style-name="T21">Guarda en un csv los archivos de las personas.</text:span></text:p>
        </text:list-item>
        <text:list-item>
          <text:p text:style-name="P101">Ruta: <text:span text:style-name="T4">src/</text:span><text:span text:style-name="T21">disk/</text:span><text:span text:style-name="T22">m</text:span><text:span text:style-name="T21">odules/CSVPeople.java</text:span></text:p>
        </text:list-item>
      </text:list>
      <text:h text:style-name="P97" text:outline-level="1">SIA2.3 Implementa Interfaz Gráfica de Ventana</text:h>
      <text:p text:style-name="P102">Esto se implementa en: <text:span text:style-name="T4">src/</text:span>ui/GUI/*</text:p>
      <text:p text:style-name="P102">Para unificar todas las interfaces gráficas se creó una CLI, desde esta se ejecuta la TUI o GUI. Para esto se tiene que escribir el comando “gui” para lanzar la GUI, o “tui”, para lanzar la TUI. Así mismo, si no se pasa ningún argumento, se lanza la GUI por defecto.</text:p>
      <text:p text:style-name="P102"/>
      <text:h text:style-name="P97" text:outline-level="1"><text:soft-page-break/>SIA2.4 Interfaz Modificar y Eliminar Elementos. <text:span text:style-name="T14">Para la Segunda Colección de Objetos</text:span></text:h>
      <text:p text:style-name="P103">Esto se implementa en:</text:p>
      <text:list text:style-name="L21">
        <text:list-item>
          <text:p text:style-name="P104">Contexto: La modificación de la persona se hace desde PeopleUI, no desde <text:span text:style-name="T23">CalendarUI</text:span>.</text:p>
        </text:list-item>
        <text:list-item>
          <text:p text:style-name="P104">Ruta: src/ui/modules/PeopleUI.java</text:p>
        </text:list-item>
        <text:list-item>
          <text:p text:style-name="P105">Lineas: 122-182</text:p>
        </text:list-item>
        <text:list-item>
          <text:p text:style-name="P104">Contexto: La eliminación de la persona se puede desde PeopleUI (para eliminarla del registro) y <text:span text:style-name="T23">desde CalendarUI (para eliminarlo de un evento).</text:span></text:p>
        </text:list-item>
        <text:list-item>
          <text:p text:style-name="P106">Ruta: src/ui/modules/PeopleUI.java</text:p>
        </text:list-item>
        <text:list-item>
          <text:p text:style-name="P106">Lineas: 184-205</text:p>
        </text:list-item>
        <text:list-item>
          <text:p text:style-name="P106">Ruta: src/ui/modules/CalendarUI.java</text:p>
        </text:list-item>
        <text:list-item>
          <text:p text:style-name="P106">Lineas: 459-475</text:p>
        </text:list-item>
      </text:list>
      <text:h text:style-name="P97" text:outline-level="1">SIA2.5 Incluir Al Menos 1 Funcionalidad Ajena a la Lógica de Negocio</text:h>
      <text:p text:style-name="P102">Se implementó un sistema de clima, para poder revisar las condiciones climáticas de los días de eventos de interés.</text:p>
      <text:p text:style-name="P102">Esto se implementa en:</text:p>
      <text:list xml:id="list195430995757455" text:continue-list="list195429821286027" text:style-name="L18">
        <text:list-item>
          <text:p text:style-name="P107"><text:span text:style-name="T17">Contexto</text:span>: <text:span text:style-name="T22">Lógica principal</text:span><text:span text:style-name="T21">.</text:span></text:p>
        </text:list-item>
        <text:list-item>
          <text:p text:style-name="P108">Ruta: <text:span text:style-name="T4">src/</text:span><text:span text:style-name="T22">modules</text:span><text:span text:style-name="T21">/</text:span><text:span text:style-name="T22">weather/*</text:span></text:p>
        </text:list-item>
        <text:list-item>
          <text:p text:style-name="P109">Contexto: persistencia en el disco.</text:p>
        </text:list-item>
        <text:list-item>
          <text:p text:style-name="P110">Ruta: src/disk/modules/CSVWeather.java</text:p>
        </text:list-item>
        <text:list-item>
          <text:p text:style-name="P109">Contexto: Integración en la GUI.</text:p>
        </text:list-item>
        <text:list-item>
          <text:p text:style-name="P109">Ruta: <text:span text:style-name="T24">src/ui/GUI/WeatherCardPanel.form</text:span></text:p>
        </text:list-item>
        <text:list-item>
          <text:p text:style-name="P111">Ruta: <text:span text:style-name="T24">src/ui/GUI/WeatherCardPanel.java</text:span></text:p>
        </text:list-item>
        <text:list-item>
          <text:p text:style-name="P111">Ruta: <text:span text:style-name="T24">src/ui/GUI/WeatherPanel.form</text:span></text:p>
        </text:list-item>
      </text:list>
      <text:h text:style-name="P97" text:outline-level="1"><text:soft-page-break/>SIA2.6 Buena Modularización y Prácticas de Documentación Interna y Legibilidad</text:h>
      <text:p text:style-name="P112">Está todo minusiosamente modularizado siguiendo buenas prácticas. Además la Documentación y legibilidad del código tienen el mismo cuidado</text:p>
      <text:h text:style-name="P97" text:outline-level="1">SIA2.7 Diseño y Codificación de Dos Clases Con Sobre<text:span text:style-name="T25">escritura de Métodos</text:span></text:h>
      <text:p text:style-name="P113">La clase asbtracta FileManager está pensada para el manejo de archivos, desde las rutas de los directorios con los que el programa interactua, hasta la escritura y lectura de estos.</text:p>
      <text:p text:style-name="P113">Respecto a esto último, se tienen los métodos .save() y .load(), que no son definidos por la clase. Estos son sobreescritos por las clases CSVCalendar.java y CSVPeople.java, que definen el tipo de archivo en el que se almacenan los datos y el formato de estos</text:p>
      <text:p text:style-name="P114">Esto se logra en:</text:p>
      <text:list text:continue-numbering="true" text:style-name="L18">
        <text:list-item>
          <text:p text:style-name="P115"><text:span text:style-name="T17">Contexto</text:span>: <text:span text:style-name="T21">Clase abstracta, será heredada para implementar funcionalidades específicas.</text:span></text:p>
        </text:list-item>
        <text:list-item>
          <text:p text:style-name="P116">Ruta: <text:span text:style-name="T4">src/</text:span><text:span text:style-name="T21">disk/FileManager.java</text:span></text:p>
        </text:list-item>
        <text:list-item>
          <text:p text:style-name="P115"><text:span text:style-name="T17">Contexto</text:span>: <text:span text:style-name="T21">Guarda en un csv los archivos del calendario.</text:span></text:p>
        </text:list-item>
        <text:list-item>
          <text:p text:style-name="P116">Ruta: <text:span text:style-name="T4">src/</text:span><text:span text:style-name="T21">disk/Modules/CSVCalendar.java</text:span></text:p>
        </text:list-item>
        <text:list-item>
          <text:p text:style-name="P115"><text:span text:style-name="T17">Contexto</text:span>: <text:span text:style-name="T21">Guarda en un csv los archivos de las personas.</text:span></text:p>
        </text:list-item>
        <text:list-item>
          <text:p text:style-name="P116">Ruta: <text:span text:style-name="T4">src/</text:span><text:span text:style-name="T21">disk/Modules/CSVPeople.java</text:span></text:p>
        </text:list-item>
        <text:list-item>
          <text:p text:style-name="P117"><text:span text:style-name="T17">Contexto</text:span>: <text:span text:style-name="T21">Guarda en un csv los archivos de</text:span><text:span text:style-name="T24">l clima</text:span><text:span text:style-name="T21">.</text:span></text:p>
        </text:list-item>
        <text:list-item>
          <text:p text:style-name="P118">Ruta: <text:span text:style-name="T4">src/</text:span><text:span text:style-name="T21">disk/Modules/CSV</text:span><text:span text:style-name="T24">Weather</text:span><text:span text:style-name="T21">.java</text:span></text:p>
        </text:list-item>
      </text:list>
      <text:h text:style-name="P119" text:outline-level="1">SIA2.<text:span text:style-name="T25">8 Implementar Manejo de Excepciones Mediante Try-catch</text:span></text:h>
      <text:p text:style-name="P112">Esto se <text:span text:style-name="T26">logra</text:span> en:</text:p>
      <text:list text:style-name="L22">
        <text:list-item>
          <text:p text:style-name="P120"><text:soft-page-break/>ruta: src/ui/modules/CalendarUI.java</text:p>
        </text:list-item>
        <text:list-item>
          <text:p text:style-name="P120">lineas: 44-50, 98-104, 174-180, 224-230, 294-300, 307-312, 321-327, 334-340, 347-353, 360-370, 420-426, 499-505, 529-534, 547-551</text:p>
        </text:list-item>
      </text:list>
      <text:p text:style-name="P121"/>
      <text:list text:continue-numbering="true" text:style-name="L22">
        <text:list-item>
          <text:p text:style-name="P120">ruta: src/ui/modules/PeopleUI.java</text:p>
        </text:list-item>
        <text:list-item>
          <text:p text:style-name="P122">lineas: 27-33, 95-102, 134-140, 165-171</text:p>
        </text:list-item>
      </text:list>
      <text:p text:style-name="P112"/>
      <text:list text:continue-numbering="true" text:style-name="L22">
        <text:list-item>
          <text:p text:style-name="P120">ruta: src/ui/UI.java</text:p>
        </text:list-item>
        <text:list-item>
          <text:p text:style-name="P122">lineas: 27-33</text:p>
        </text:list-item>
      </text:list>
      <text:p text:style-name="P112"/>
      <text:list text:continue-numbering="true" text:style-name="L22">
        <text:list-item>
          <text:p text:style-name="P120">ruta: src/config/Config.java</text:p>
        </text:list-item>
        <text:list-item>
          <text:p text:style-name="P122">lineas: 21-35</text:p>
        </text:list-item>
      </text:list>
      <text:h text:style-name="P119" text:outline-level="1">SIA2.<text:span text:style-name="T25">9 2 Clases que Extiendan de una Excepción y Que Se Usen en el Programa</text:span></text:h>
      <text:p text:style-name="P123">No implementado.</text:p>
      <text:h text:style-name="P119" text:outline-level="1">SIA2.<text:span text:style-name="T25">10 Generar Reportes de las Colecciones de Objetos</text:span></text:h>
      <text:p text:style-name="P123">No implementado.</text:p>
      <text:h text:style-name="P124" text:outline-level="1">SIA2.<text:span text:style-name="T25">1</text:span><text:span text:style-name="T27">1 Continuidad en el Uso de GitHub</text:span></text:h>
      <text:p text:style-name="P125"><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126" text:outline-level="1" text:is-list-header="true"><text:span text:style-name="T28">SIA2.</text:span><text:span text:style-name="T25">1</text:span><text:span text:style-name="T29">2 Implementar Funcionalidades de Agregación, Eliminación y Modificación en Elementos de Primer Nivel</text:span></text:h>
      <text:p text:style-name="P127">Esto se logra en:</text:p>
      <text:list text:style-name="L23">
        <text:list-item>
          <text:p text:style-name="P128">Contexto: Agregación de eventos</text:p>
        </text:list-item>
        <text:list-item>
          <text:p text:style-name="P128">Ruta: src/modules/calendar/Calendar.java</text:p>
        </text:list-item>
        <text:list-item>
          <text:p text:style-name="P129">Lineas: 38-49</text:p>
        </text:list-item>
        <text:list-item>
          <text:p text:style-name="P128">Contexto: Agregación de personas</text:p>
        </text:list-item>
        <text:list-item>
          <text:p text:style-name="P128">Ruta: src/modules/calendar/People.java</text:p>
        </text:list-item>
        <text:list-item>
          <text:p text:style-name="P129">Lineas: 17-24</text:p>
        </text:list-item>
        <text:list-item>
          <text:p text:style-name="P128">Contexto: Eliminación de eventos</text:p>
        </text:list-item>
        <text:list-item>
          <text:p text:style-name="P128">Ruta: src/modules/calendar/Calendar.java</text:p>
        </text:list-item>
        <text:list-item>
          <text:p text:style-name="P129">Lineas: 51-59</text:p>
        </text:list-item>
        <text:list-item>
          <text:p text:style-name="P128">Contexto: Eliminación de personas</text:p>
        </text:list-item>
        <text:list-item>
          <text:p text:style-name="P128">Ruta: src/modules/calendar/People.java</text:p>
        </text:list-item>
        <text:list-item>
          <text:p text:style-name="P129">Lineas: 26-28</text:p>
        </text:list-item>
        <text:list-item>
          <text:p text:style-name="P128">Contexto: Modificación de eventos</text:p>
        </text:list-item>
        <text:list-item>
          <text:p text:style-name="P128">Ruta: src/modules/calendar/CalendarUI.java</text:p>
        </text:list-item>
        <text:list-item>
          <text:p text:style-name="P129">Lineas: 268-402</text:p>
        </text:list-item>
        <text:list-item>
          <text:p text:style-name="P128">Contexto: Modificación de personas</text:p>
        </text:list-item>
        <text:list-item>
          <text:p text:style-name="P128">Ruta: src/modules/calendar/PeopleUI.java</text:p>
        </text:list-item>
        <text:list-item>
          <text:p text:style-name="P129">Lineas: 122-182</text:p>
        </text:list-item>
      </text:list>
      <text:h text:style-name="P124" text:outline-level="1"><text:soft-page-break/>SIA2.<text:span text:style-name="T25">1</text:span><text:span text:style-name="T29">3</text:span><text:span text:style-name="T27"> Implementar la Funcionalidad de Buscar en al Menos un Nivel</text:span></text:h>
      <text:p text:style-name="P123">Esto se logra en:</text:p>
      <text:list text:style-name="L24">
        <text:list-item>
          <text:p text:style-name="P130">Ruta: src/modules/calendar/CalendarUI.java</text:p>
        </text:list-item>
        <text:list-item>
          <text:p text:style-name="P131">Lineas: 61-88</text:p>
        </text:list-item>
        <text:list-item>
          <text:p text:style-name="P130">Ruta: src/modules/people/People.java</text:p>
        </text:list-item>
        <text:list-item>
          <text:p text:style-name="P132">Lineas: 34-36</text:p>
        </text:list-item>
      </text:list>
      <text:h text:style-name="P133" text:outline-level="1" text:is-list-header="true"><text:span text:style-name="T19">Coevaluación </text:span><text:span text:style-name="T20">Avance</text:span></text:h>
      <text:p text:style-name="P127">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6T19:54:29.182041665</dc:date>
    <meta:editing-duration>PT37M20S</meta:editing-duration>
    <meta:editing-cycles>11</meta:editing-cycles>
    <meta:generator>LibreOffice/25.8.1.1$Linux_X86_64 LibreOffice_project/54047653041915e595ad4e45cccea684809c77b5</meta:generator>
    <meta:print-date>2025-08-29T17:33:30.536641868</meta:print-date>
    <meta:printed-by>PDF files</meta:printed-by>
    <meta:document-statistic meta:table-count="0" meta:image-count="6" meta:object-count="1" meta:page-count="21" meta:paragraph-count="292" meta:word-count="2021" meta:character-count="13801" meta:non-whitespace-character-count="12161"/>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